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99in" fo:margin-left="0in" table:align="left"/>
    </style:style>
    <style:style style:name="Table1.A" style:family="table-column">
      <style:table-column-properties style:column-width="1.125in"/>
    </style:style>
    <style:style style:name="Table1.B" style:family="table-column">
      <style:table-column-properties style:column-width="5.8049in"/>
    </style:style>
    <style:style style:name="Table1.A1" style:family="table-cell">
      <style:table-cell-properties fo:padding-left="0.1in" fo:padding-right="0in" fo:padding-top="0.1in" fo:padding-bottom="0.1in" fo:border="none" style:writing-mode="page"/>
    </style:style>
    <style:style style:name="P1" style:family="paragraph" style:parent-style-name="Text_20_body">
      <style:paragraph-properties fo:text-align="center" style:justify-single-word="false"/>
      <style:text-properties officeooo:rsid="00376eef" officeooo:paragraph-rsid="00376eef"/>
    </style:style>
    <style:style style:name="P2" style:family="paragraph" style:parent-style-name="Text_20_body">
      <style:text-properties officeooo:rsid="000dfea6" officeooo:paragraph-rsid="000dfea6"/>
    </style:style>
    <style:style style:name="P3" style:family="paragraph" style:parent-style-name="Text_20_body">
      <style:text-properties officeooo:rsid="00815bdd" officeooo:paragraph-rsid="00815bdd"/>
    </style:style>
    <style:style style:name="P4" style:family="paragraph" style:parent-style-name="Text_20_body">
      <style:text-properties officeooo:paragraph-rsid="0012f33a"/>
    </style:style>
    <style:style style:name="P5" style:family="paragraph" style:parent-style-name="Text_20_body">
      <style:text-properties officeooo:rsid="0104741f" officeooo:paragraph-rsid="0104741f"/>
    </style:style>
    <style:style style:name="P6" style:family="paragraph" style:parent-style-name="Title">
      <style:paragraph-properties fo:text-align="center" style:justify-single-word="false"/>
      <style:text-properties officeooo:rsid="000dfea6" officeooo:paragraph-rsid="000dfea6"/>
    </style:style>
    <style:style style:name="P7" style:family="paragraph" style:parent-style-name="Heading_20_1">
      <style:text-properties officeooo:rsid="000dfea6" officeooo:paragraph-rsid="000dfea6"/>
    </style:style>
    <style:style style:name="P8" style:family="paragraph" style:parent-style-name="Heading_20_1">
      <style:text-properties officeooo:paragraph-rsid="005d102a"/>
    </style:style>
    <style:style style:name="P9" style:family="paragraph" style:parent-style-name="Heading_20_1">
      <style:text-properties officeooo:paragraph-rsid="000dfea6"/>
    </style:style>
    <style:style style:name="P10" style:family="paragraph" style:parent-style-name="Heading_20_3">
      <style:text-properties officeooo:paragraph-rsid="00787bc0"/>
    </style:style>
    <style:style style:name="P11" style:family="paragraph" style:parent-style-name="Heading_20_3">
      <style:paragraph-properties fo:break-before="column"/>
    </style:style>
    <style:style style:name="P12" style:family="paragraph" style:parent-style-name="Heading_20_3">
      <style:paragraph-properties fo:break-before="column"/>
      <style:text-properties officeooo:paragraph-rsid="00787bc0"/>
    </style:style>
    <style:style style:name="P13" style:family="paragraph" style:parent-style-name="Heading_20_3">
      <style:paragraph-properties fo:break-before="column"/>
      <style:text-properties officeooo:rsid="007dedaa" officeooo:paragraph-rsid="007dedaa"/>
    </style:style>
    <style:style style:name="P14" style:family="paragraph" style:parent-style-name="Heading_20_3">
      <style:paragraph-properties fo:break-before="column"/>
      <style:text-properties officeooo:rsid="00815bdd" officeooo:paragraph-rsid="00815bdd"/>
    </style:style>
    <style:style style:name="P15" style:family="paragraph" style:parent-style-name="Heading_20_3">
      <style:paragraph-properties fo:break-before="column"/>
      <style:text-properties officeooo:rsid="00905d96" officeooo:paragraph-rsid="010f9467"/>
    </style:style>
    <style:style style:name="P16" style:family="paragraph" style:parent-style-name="Table_20_Text_20_Body">
      <style:text-properties officeooo:rsid="007dedaa" officeooo:paragraph-rsid="007dedaa"/>
    </style:style>
    <style:style style:name="P17" style:family="paragraph" style:parent-style-name="Table_20_Text_20_Body">
      <style:text-properties officeooo:rsid="00905d96" officeooo:paragraph-rsid="010f9467"/>
    </style:style>
    <style:style style:name="P18" style:family="paragraph" style:parent-style-name="Experience">
      <style:paragraph-properties fo:break-before="column"/>
    </style:style>
    <style:style style:name="P19" style:family="paragraph" style:parent-style-name="Experience">
      <style:paragraph-properties fo:break-before="column"/>
      <style:text-properties fo:font-style="italic" style:font-style-asian="italic" style:font-style-complex="italic"/>
    </style:style>
    <style:style style:name="P20" style:family="paragraph" style:parent-style-name="Experience">
      <style:paragraph-properties fo:break-before="column"/>
      <style:text-properties officeooo:paragraph-rsid="010f9467"/>
    </style:style>
    <style:style style:name="P21" style:family="paragraph" style:parent-style-name="Experience">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weight="normal" officeooo:rsid="00454892" style:font-weight-asian="normal" style:font-weight-complex="normal"/>
    </style:style>
    <style:style style:name="T4" style:family="text">
      <style:text-properties fo:font-weight="normal" officeooo:rsid="0047b079" style:font-weight-asian="normal" style:font-weight-complex="normal"/>
    </style:style>
    <style:style style:name="T5" style:family="text">
      <style:text-properties fo:font-weight="normal" officeooo:rsid="009c87d2" style:font-weight-asian="normal" style:font-weight-complex="normal"/>
    </style:style>
    <style:style style:name="T6" style:family="text">
      <style:text-properties fo:font-weight="normal" officeooo:rsid="009e6e53" style:font-weight-asian="normal" style:font-weight-complex="normal"/>
    </style:style>
    <style:style style:name="T7" style:family="text">
      <style:text-properties fo:font-weight="normal" officeooo:rsid="009f7857" style:font-weight-asian="normal" style:font-weight-complex="normal"/>
    </style:style>
    <style:style style:name="T8" style:family="text">
      <style:text-properties fo:font-weight="normal" officeooo:rsid="00a05fa2" style:font-weight-asian="normal" style:font-weight-complex="normal"/>
    </style:style>
    <style:style style:name="T9" style:family="text">
      <style:text-properties fo:font-weight="normal" officeooo:rsid="00a26cb4" style:font-weight-asian="normal" style:font-weight-complex="normal"/>
    </style:style>
    <style:style style:name="T10" style:family="text">
      <style:text-properties fo:font-weight="normal" officeooo:rsid="00a2f49f" style:font-weight-asian="normal" style:font-weight-complex="normal"/>
    </style:style>
    <style:style style:name="T11" style:family="text">
      <style:text-properties fo:font-weight="normal" officeooo:rsid="00a3d93b" style:font-weight-asian="normal" style:font-weight-complex="normal"/>
    </style:style>
    <style:style style:name="T12" style:family="text">
      <style:text-properties fo:font-weight="normal" officeooo:rsid="00c55e08" style:font-weight-asian="normal" style:font-weight-complex="normal"/>
    </style:style>
    <style:style style:name="T13" style:family="text">
      <style:text-properties fo:font-weight="normal" officeooo:rsid="00c86091"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officeooo:rsid="00c41b77" style:font-style-asian="normal" style:font-style-complex="normal"/>
    </style:style>
    <style:style style:name="T16" style:family="text">
      <style:text-properties fo:font-style="normal" officeooo:rsid="00c4f05f" style:font-style-asian="normal" style:font-style-complex="normal"/>
    </style:style>
    <style:style style:name="T17" style:family="text">
      <style:text-properties fo:font-style="normal" officeooo:rsid="00dab1fa" style:font-style-asian="normal" style:font-style-complex="normal"/>
    </style:style>
    <style:style style:name="T18" style:family="text">
      <style:text-properties fo:font-style="normal" officeooo:rsid="00f40201" style:font-style-asian="normal" style:font-style-complex="normal"/>
    </style:style>
    <style:style style:name="T19" style:family="text">
      <style:text-properties officeooo:rsid="0012f33a"/>
    </style:style>
    <style:style style:name="T20" style:family="text">
      <style:text-properties officeooo:rsid="002bc94d"/>
    </style:style>
    <style:style style:name="T21" style:family="text">
      <style:text-properties officeooo:rsid="0038bed3"/>
    </style:style>
    <style:style style:name="T22" style:family="text">
      <style:text-properties officeooo:rsid="003da51b"/>
    </style:style>
    <style:style style:name="T23" style:family="text">
      <style:text-properties officeooo:rsid="000dfea6"/>
    </style:style>
    <style:style style:name="T24" style:family="text">
      <style:text-properties officeooo:rsid="005d102a"/>
    </style:style>
    <style:style style:name="T25" style:family="text">
      <style:text-properties officeooo:rsid="00719954"/>
    </style:style>
    <style:style style:name="T26" style:family="text">
      <style:text-properties officeooo:rsid="0077b48a"/>
    </style:style>
    <style:style style:name="T27" style:family="text">
      <style:text-properties officeooo:rsid="007a8d0d"/>
    </style:style>
    <style:style style:name="T28" style:family="text">
      <style:text-properties officeooo:rsid="007b9761"/>
    </style:style>
    <style:style style:name="T29" style:family="text">
      <style:text-properties officeooo:rsid="007fa29f"/>
    </style:style>
    <style:style style:name="T30" style:family="text">
      <style:text-properties officeooo:rsid="007fc501"/>
    </style:style>
    <style:style style:name="T31" style:family="text">
      <style:text-properties officeooo:rsid="00824955"/>
    </style:style>
    <style:style style:name="T32" style:family="text">
      <style:text-properties officeooo:rsid="00852996"/>
    </style:style>
    <style:style style:name="T33" style:family="text">
      <style:text-properties officeooo:rsid="0086c183"/>
    </style:style>
    <style:style style:name="T34" style:family="text">
      <style:text-properties officeooo:rsid="00905d96"/>
    </style:style>
    <style:style style:name="T35" style:family="text">
      <style:text-properties officeooo:rsid="00914496"/>
    </style:style>
    <style:style style:name="T36" style:family="text">
      <style:text-properties officeooo:rsid="0091735f"/>
    </style:style>
    <style:style style:name="T37" style:family="text">
      <style:text-properties officeooo:rsid="009986c8"/>
    </style:style>
    <style:style style:name="T38" style:family="text">
      <style:text-properties officeooo:rsid="00a3d93b"/>
    </style:style>
    <style:style style:name="T39" style:family="text">
      <style:text-properties officeooo:rsid="00a5d697"/>
    </style:style>
    <style:style style:name="T40" style:family="text">
      <style:text-properties officeooo:rsid="00b301b8"/>
    </style:style>
    <style:style style:name="T41" style:family="text">
      <style:text-properties officeooo:rsid="00b88e20"/>
    </style:style>
    <style:style style:name="T42" style:family="text">
      <style:text-properties officeooo:rsid="00c41b77"/>
    </style:style>
    <style:style style:name="T43" style:family="text">
      <style:text-properties officeooo:rsid="00c4a747"/>
    </style:style>
    <style:style style:name="T44" style:family="text">
      <style:text-properties officeooo:rsid="00c6142f"/>
    </style:style>
    <style:style style:name="T45" style:family="text">
      <style:text-properties officeooo:rsid="00c63bdc"/>
    </style:style>
    <style:style style:name="T46" style:family="text">
      <style:text-properties officeooo:rsid="00c9ece3"/>
    </style:style>
    <style:style style:name="T47" style:family="text">
      <style:text-properties officeooo:rsid="00cb5248"/>
    </style:style>
    <style:style style:name="T48" style:family="text">
      <style:text-properties officeooo:rsid="00cdb453"/>
    </style:style>
    <style:style style:name="T49" style:family="text">
      <style:text-properties officeooo:rsid="00cfba14"/>
    </style:style>
    <style:style style:name="T50" style:family="text">
      <style:text-properties officeooo:rsid="00e2115f"/>
    </style:style>
    <style:style style:name="T51" style:family="text">
      <style:text-properties officeooo:rsid="00e3228b"/>
    </style:style>
    <style:style style:name="T52" style:family="text">
      <style:text-properties officeooo:rsid="00e5f632"/>
    </style:style>
    <style:style style:name="T53" style:family="text">
      <style:text-properties officeooo:rsid="00e7e60e"/>
    </style:style>
    <style:style style:name="T54" style:family="text">
      <style:text-properties officeooo:rsid="00ed4726"/>
    </style:style>
    <style:style style:name="T55" style:family="text">
      <style:text-properties officeooo:rsid="00f05c42"/>
    </style:style>
    <style:style style:name="T56" style:family="text">
      <style:text-properties officeooo:rsid="00f38bb0"/>
    </style:style>
    <style:style style:name="T57" style:family="text">
      <style:text-properties officeooo:rsid="00f6f5c2"/>
    </style:style>
    <style:style style:name="T58" style:family="text">
      <style:text-properties officeooo:rsid="00f91e7a"/>
    </style:style>
    <style:style style:name="T59" style:family="text">
      <style:text-properties officeooo:rsid="00fc602c"/>
    </style:style>
    <style:style style:name="T60" style:family="text">
      <style:text-properties officeooo:rsid="0104741f"/>
    </style:style>
    <style:style style:name="T61" style:family="text">
      <style:text-properties officeooo:rsid="010622d6"/>
    </style:style>
    <style:style style:name="T62" style:family="text">
      <style:text-properties officeooo:rsid="010672c5"/>
    </style:style>
    <style:style style:name="T63" style:family="text">
      <style:text-properties officeooo:rsid="01069ef0"/>
    </style:style>
    <style:style style:name="T64" style:family="text">
      <style:text-properties officeooo:rsid="010cb4f6"/>
    </style:style>
    <style:style style:name="T65" style:family="text">
      <style:text-properties officeooo:rsid="010e154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Zach Moazeni</text:p>
      <text:p text:style-name="P1"><text:a xlink:type="simple" xlink:href="mailto:zach.moazeni@gmail.com" text:style-name="Internet_20_link" text:visited-style-name="Visited_20_Internet_20_Link">zach.moazeni@gmail.com</text:a> / 231.676.<text:span text:style-name="T21">4510 / </text:span><text:a xlink:type="simple" xlink:href="https://connectionrequired.com/" text:style-name="Internet_20_link" text:visited-style-name="Visited_20_Internet_20_Link"><text:span text:style-name="T21">connectionrequired.com</text:span></text:a></text:p>
      <text:h text:style-name="P8" text:outline-level="1"><text:span text:style-name="T24">Profile Summary</text:span></text:h>
      <text:p text:style-name="Horizontal_20_Line"/>
      <text:p text:style-name="Text_20_body">I am a senior full stack developer who can work on all pieces of a <text:span text:style-name="T65">codebase</text:span> from browser to server, and from concept to optimization. I am a strong believer in using the right tool for the job, <text:span text:style-name="T64">and crafting intuitive user-friendly software</text:span>. <text:span text:style-name="T63">I am a self-driven developer with an abundance of experience working well with teams in remote environment.</text:span></text:p>
      <text:h text:style-name="P7" text:outline-level="1">Work Experience</text:h>
      <text:p text:style-name="Horizontal_20_Line"/>
      <table:table table:name="Table1" table:style-name="Table1">
        <table:table-column table:style-name="Table1.A"/>
        <table:table-column table:style-name="Table1.B"/>
        <table:table-row>
          <table:table-cell table:style-name="Table1.A1" office:value-type="string">
            <text:h text:style-name="Heading_20_3" text:outline-level="3">Nov 2017 – Nov 2018</text:h>
            <text:p text:style-name="Table_20_Text_20_Body">Senior Developer at Harvest</text:p>
          </table:table-cell>
          <table:table-cell table:style-name="Table1.A1" office:value-type="string">
            <text:p text:style-name="P18"><text:span text:style-name="T48">Notable projects include </text:span>allow<text:span text:style-name="T48">ing </text:span>new trial customers to populate their account with sample data to get an idea how to use Harvest. As part of a new Harvest GetSmart initiative, I worked on sending runaway timer emails to users much closer to when their natural work day would end. <text:span text:style-name="T50">Included lots </text:span>of statistical gathering and<text:span text:style-name="T38"> different attempts at workable models.</text:span></text:p>
            <text:p text:style-name="Experience">I trained another senior developer to take over my database responsibilities so that he could be the primary person responsible for reliability and after 6 months he was able to replace me in all but the most difficult database scenarios.</text:p>
            <text:p text:style-name="Experience"><text:span text:style-name="T49">I built </text:span>docker <text:span text:style-name="T39">images and shared a repository for the team to develop and test all services locally. Included our main applications as well as our actively developed ancillary services . The docker images doubled as our base image for our CircleCI layer so that everything ran on a homogeneous ecosystem. Worked closely with the DevOps to help aid their ongoing move to Docker/Kubernetes and cloud hosting so that the image consistency stayed uniform throughout.</text:span></text:p>
          </table:table-cell>
        </table:table-row>
        <table:table-row>
          <table:table-cell table:style-name="Table1.A1" office:value-type="string">
            <text:h text:style-name="P10" text:outline-level="3"><text:span text:style-name="T26">Feb </text:span>2015 – <text:span text:style-name="T26">Nov </text:span>2017</text:h>
            <text:p text:style-name="Table_20_Text_20_Body">Database Reliability Developer <text:span text:style-name="T25">at Harvest</text:span></text:p>
          </table:table-cell>
          <table:table-cell table:style-name="Table1.A1" office:value-type="string">
            <text:p text:style-name="Experience">I was the first Database Reliability Developer for Harvest to focus on the health of our production database. The largest table over 600 million rows. </text:p>
            <text:p text:style-name="Experience">I <text:span text:style-name="T51">worked with Percona directly and relied on </text:span>the percona toolkit heavily, especially tools like pt-query-digest. <text:span text:style-name="T41">I wrote extensively in our internal blog to share new techniques so that the rest of the team could learn along with me.</text:span></text:p>
            <text:p text:style-name="Experience">I <text:span text:style-name="T52">e</text:span>nsur<text:span text:style-name="T52">ed</text:span> our replication remained stable. <text:span text:style-name="T53">Many large transactions would timeout our failover setup and break replication. We also had customer-initiated reporting queries that would could swamp the load on our replicated reader databases, or worse our primary writer database, affecting the our entire customer base and ecosystem.</text:span></text:p>
            <text:p text:style-name="Experience">Other database initiatives include <text:a xlink:type="simple" xlink:href="https://connectionrequired.com/blog/2017/06/improving-report-performance" text:style-name="Internet_20_link" text:visited-style-name="Visited_20_Internet_20_Link">improving our entire reporting layer by at </text:a><text:a xlink:type="simple" xlink:href="https://connectionrequired.com/blog/2017/06/improving-report-performance" text:style-name="Internet_20_link" text:visited-style-name="Visited_20_Internet_20_Link"><text:span text:style-name="T40">a factor of 4x-10x.</text:span></text:a><text:span text:style-name="T40"> I upgraded our Percona MySQL from version v5.6 to v5.7, which came with complications regarding our connection load. That was followed by reducing our application-to-database connection overhead by over 100% as well as allow us to gracefully take reader servers out for maintenance. I migrated our </text:span><text:soft-page-break/><text:span text:style-name="T40">database setup to row-based replication and GTID, all without customer-facing maintenance.</text:span></text:p>
            <text:p text:style-name="Experience">I worked with graphite/grafana to put together several database health dashboards that allowed me to diagnose in the moment, as well as retrospectively.</text:p>
            <text:p text:style-name="Experience">I worked with our team to make sure the impact of our database migrations would always be known ahead of time.<text:span text:style-name="T40"> I started an initiative where all developers recorded how long migrations ran when applying to production which still occurs in 2018. Later, I introduced gh-ost to allow us to seamlessly and carefully migrate all of our tables in a controlled manner.</text:span></text:p>
            <text:p text:style-name="Experience">I spent a great deal of time in our Rails code as it interacted with our database. From diagnosing and fixing transaction deadlocks, to bringing in Basecamp’s marginalia to identify the origin of offending queries, <text:span text:style-name="T54">to using </text:span>github/scientist to help confidently update queries and code paths in production.</text:p>
            <text:p text:style-name="Experience">I was on call for any significant database events. <text:span text:style-name="T55">I</text:span>ncluded stressful scenarios such as unhappy fail-overs due to GTID making us question data integrity, and repeated MySQL segmentation faults that were <text:span text:style-name="T56">eventually </text:span>isolated <text:span text:style-name="T56">to a particular L</text:span>inux kernel <text:span text:style-name="T56">version.</text:span></text:p>
          </table:table-cell>
        </table:table-row>
        <table:table-row>
          <table:table-cell table:style-name="Table1.A1" office:value-type="string">
            <text:h text:style-name="P12" text:outline-level="3"><text:span text:style-name="T26">Aug </text:span>2012 – <text:span text:style-name="T26">Feb </text:span>2015</text:h>
            <text:p text:style-name="Table_20_Text_20_Body">Senior Developer <text:span text:style-name="T25">at Harvest</text:span></text:p>
          </table:table-cell>
          <table:table-cell table:style-name="Table1.A1" office:value-type="string">
            <text:p text:style-name="P18"><text:span text:style-name="T16">The most notable project I worked on was</text:span><text:span text:style-name="T14"> with a team for over year to rebuild our Projects section, which is a core concept within Harvest. </text:span><text:span text:style-name="T18">It </text:span><text:span text:style-name="T15">required a delicate balance between UX desires such as automatic reports and our uncertainty with our reporting query </text:span><text:span text:style-name="T17">performance </text:span><text:span text:style-name="T15">impact</text:span><text:span text:style-name="T17">s</text:span><text:span text:style-name="T15">. I spent a lot of time implementing Russian doll caching.</text:span></text:p>
            <text:p text:style-name="Experience"><text:span text:style-name="T15">I b</text:span><text:span text:style-name="T14">uilt the integration </text:span><text:span text:style-name="T15">to synchronize our invoices to Xero. It is still in use today by tens of thousands of our customers and prompted an award to Harvest from Xero. </text:span><text:span text:style-name="T42">I also fielded w</text:span>eekly support tickets <text:span text:style-name="T42">handling customer issues directly along with the rest of the company. This </text:span>continued <text:span text:style-name="T42">throughout my time at Harvest.</text:span></text:p>
            <text:p text:style-name="Experience"><text:span text:style-name="T43">I i</text:span>ntroduced <text:span text:style-name="T43">continuous integration to the company using </text:span>CircleCI, <text:span text:style-name="T43">which is still in use in 2018</text:span>. <text:span text:style-name="T43">I also tmm1/</text:span>test-queue to parallelize our 40 minute test <text:span text:style-name="T43">d</text:span>own to 5 minutes <text:span text:style-name="T43">on decent hardware. I also led the charge in s</text:span>tabiliz<text:span text:style-name="T43">ing </text:span>our entire test suite which was plagued with intermittent failing tests.</text:p>
          </table:table-cell>
        </table:table-row>
        <table:table-row>
          <table:table-cell table:style-name="Table1.A1" office:value-type="string">
            <text:h text:style-name="P11" text:outline-level="3">2012 - 2018</text:h>
            <text:p text:style-name="Table_20_Text_20_Body"><text:span text:style-name="T1">Key Technologies</text:span> <text:span text:style-name="T36">at Harvest</text:span></text:p>
          </table:table-cell>
          <table:table-cell table:style-name="Table1.A1" office:value-type="string">
            <text:p text:style-name="P19"><text:span text:style-name="T2">Ruby, Rails, MySQL, Statsd/Graphite/Grafana, Percona Toolkit, Redis, Memcache, Sidekiq, Ansible, Kibana, </text:span><text:span text:style-name="T3">Elasticsearch</text:span><text:span text:style-name="T2">, Heroku, </text:span><text:span text:style-name="T4">Javascript/Coffeescript, Backbone.js, </text:span><text:span text:style-name="T12">jQuery, Node.js, Websockets, </text:span><text:span text:style-name="T13">CSS/SCSS, </text:span><text:span text:style-name="T5">Docker, </text:span><text:span text:style-name="T6">Go, </text:span><text:span text:style-name="T7">Linux, </text:span><text:span text:style-name="T8">Ubuntu, </text:span><text:span text:style-name="T7">Arch, </text:span><text:span text:style-name="T9">Jupyter Notebook, Python, </text:span><text:span text:style-name="T10">scikit-learn, keras</text:span><text:span text:style-name="T9">, Google Cloud, </text:span><text:span text:style-name="T11">CircleCI</text:span></text:p>
          </table:table-cell>
        </table:table-row>
        <table:table-row>
          <table:table-cell table:style-name="Table1.A1" office:value-type="string">
            <text:h text:style-name="P11" text:outline-level="3">Feb 2011 – Aug 2012</text:h>
            <text:p text:style-name="Table_20_Text_20_Body"><text:span text:style-name="T27">Senior </text:span>Developer at CollectiveIdea</text:p>
          </table:table-cell>
          <table:table-cell table:style-name="Table1.A1" office:value-type="string">
            <text:p text:style-name="P18">I <text:span text:style-name="T58">contracted </text:span>on a variety of projects and clients. The most notable was for <text:span text:style-name="T44">a very popular Fortune 500 company working with a team on a </text:span>backend <text:span text:style-name="T44">API developer for an </text:span>application which all in-store employees used for day-to-day responsibilities. <text:span text:style-name="T59">I </text:span>negotiat<text:span text:style-name="T59">ed </text:span>and design<text:span text:style-name="T59">ed </text:span>multiple independent microservices that were used as a cohesive whole. </text:p>
            <text:p text:style-name="Experience">I also spent a great deal of time <text:span text:style-name="T20">understanding </text:span>the <text:span text:style-name="T57">company’s l</text:span>ocalization and translation workflow and implementing key features in certain services to accommodate and aid the management of that process.</text:p>
            <text:p text:style-name="P21">Key technologies: Ruby, Rails, MongoDB, PostgreSQL, Heroku, <text:span text:style-name="T28">API Development.</text:span></text:p>
            <text:p text:style-name="P21"/>
          </table:table-cell>
        </table:table-row>
        <text:soft-page-break/>
        <table:table-row>
          <table:table-cell table:style-name="Table1.A1" office:value-type="string">
            <text:h text:style-name="P11" text:outline-level="3">May 2010 – Feb 2011</text:h>
            <text:p text:style-name="Text_20_body">Independent Contractor</text:p>
          </table:table-cell>
          <table:table-cell table:style-name="Table1.A1" office:value-type="string">
            <text:p text:style-name="P18">I worked as an independent contractor working on a variety of small and medium sized projects while managing clients relationships. Notable projects included writing an iPad dashboard from scratch and a working as a developer on a team for an affiliate tracking application with heavy data processing. </text:p>
            <text:p text:style-name="P21">Key technologies: Ruby, Rails, PostgreSQL, iOS, Wordpress, PHP, HTML, CSS, Javascript</text:p>
          </table:table-cell>
        </table:table-row>
        <table:table-row>
          <table:table-cell table:style-name="Table1.A1" office:value-type="string">
            <text:h text:style-name="P15" text:outline-level="3">Jan 2010 – Apr 2010</text:h>
            <text:p text:style-name="P17"><text:span text:style-name="T34">Adjunct Professor at Grand Rapids Community College</text:span></text:p>
          </table:table-cell>
          <table:table-cell table:style-name="Table1.A1" office:value-type="string">
            <text:p text:style-name="P20">Taught CS217: <text:span text:style-name="T35">Advanced</text:span> Java. <text:span text:style-name="T45">I have always been interested in teaching and had even considered pursuing my Computer Science degree further. This was a fantastic experience as I wasn’t given a curriculum. So it was my responsibility to put together the lessons and labs for my students.</text:span></text:p>
          </table:table-cell>
        </table:table-row>
        <table:table-row>
          <table:table-cell table:style-name="Table1.A1" office:value-type="string">
            <text:h text:style-name="P13" text:outline-level="3">Jan 20<text:span text:style-name="T29">0</text:span>7 – May 201<text:span text:style-name="T30">0</text:span></text:h>
            <text:p text:style-name="P16">Developer at Elevator Up</text:p>
          </table:table-cell>
          <table:table-cell table:style-name="Table1.A1" office:value-type="string">
            <text:p text:style-name="P18">I wore many hats at Elevator Up as the first employee. I was primarily a software developer working on different client work for startup and established companies alike. I also was responsible for Elevator Up’s application hosting services <text:span text:style-name="T45">as a reliability engineer</text:span>. Finally, we launched several startup <text:span text:style-name="T45">software servers </text:span>and I was the key developer for each of them.</text:p>
            <text:p text:style-name="P21">Key technologies: Ruby, Rails, ExpressionEngine, Drupal, PHP, Java.</text:p>
          </table:table-cell>
        </table:table-row>
        <table:table-row>
          <table:table-cell table:style-name="Table1.A1" office:value-type="string">
            <text:h text:style-name="P14" text:outline-level="3">May 200<text:span text:style-name="T37">4</text:span> – Jan 2007</text:h>
            <text:p text:style-name="P3">Java Developer Early Career</text:p>
          </table:table-cell>
          <table:table-cell table:style-name="Table1.A1" office:value-type="string">
            <text:p text:style-name="P18"><text:span text:style-name="T46">I w</text:span>orked for a <text:span text:style-name="T46">few </text:span>different companies while writing Java J2EE <text:span text:style-name="T31">full time </text:span>throughout <text:span text:style-name="T46">my time at </text:span>college <text:span text:style-name="T46">to pay for tuition and living expenses</text:span>.</text:p>
            <text:p text:style-name="Experience"><text:span text:style-name="T47">Notable projects include working on an i</text:span>nternal ERP for a large scale aeronautics company. <text:span text:style-name="T47">Building a c</text:span>ustom whitelabeled internal management system <text:span text:style-name="T47">that was resold to building contracting companies</text:span>. <text:span text:style-name="T33">Oracle reporting query performance tuning for a national health insurance company. Internal tooling at a national food distribution company.</text:span></text:p>
            <text:p text:style-name="P21">Key technologies: <text:span text:style-name="T32">Java, J2EE, Spring, Hibernate, Oracle, PL/SQL, Perl, Python.</text:span></text:p>
          </table:table-cell>
        </table:table-row>
      </table:table>
      <text:h text:style-name="P9" text:outline-level="1"/>
      <text:h text:style-name="P9" text:outline-level="1"><text:span text:style-name="T23">Open Source, Hobbies, and Education</text:span></text:h>
      <text:p text:style-name="Horizontal_20_Line"/>
      <text:p text:style-name="P4"><text:span text:style-name="T19">I have developed a few open source libraries in my free time. Notably </text:span><text:a xlink:type="simple" xlink:href="https://connectionrequired.com/harvested/" text:style-name="Internet_20_link" text:visited-style-name="Visited_20_Internet_20_Link"><text:span text:style-name="T19">harvested</text:span></text:a><text:span text:style-name="T19">, a ruby wrapper around the Harvest API, and </text:span><text:a xlink:type="simple" xlink:href="https://connectionrequired.com/csscss/" text:style-name="Internet_20_link" text:visited-style-name="Visited_20_Internet_20_Link"><text:span text:style-name="T19">csscss</text:span></text:a><text:span text:style-name="T19">, a CSS parser and analyzer. I am also active with projects such as gh-ost, orchestrator, and rails core that you can find from my </text:span><text:a xlink:type="simple" xlink:href="https://github.com/zmoazeni" text:style-name="Internet_20_link" text:visited-style-name="Visited_20_Internet_20_Link"><text:span text:style-name="T19">GitHub profile</text:span></text:a><text:span text:style-name="T19">.</text:span></text:p>
      <text:p text:style-name="P5">My hobbies include movies, <text:span text:style-name="T61">running </text:span>tabletop RPGs, podcasts, Linux, machine learning, and statistical analysis.</text:p>
      <text:p text:style-name="P2"><text:span text:style-name="T60">I g</text:span>raduated with Bachelors of Science in Computer Science from Grand Valley State University in 20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in" loext:contextual-spacing="false" fo:text-align="center" style:justify-single-word="false" fo:text-indent="0in" style:auto-text-indent="false">
        <style:tab-stops/>
      </style:paragraph-properties>
      <style:text-properties fo:font-size="130%" fo:font-weight="bold" officeooo:rsid="000dfea6"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701in" fo:margin-bottom="0.0799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0402in" loext:contextual-spacing="false" fo:text-indent="0in" style:auto-text-indent="false"/>
      <style:text-properties fo:font-size="95%"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left="0in" fo:margin-right="0in" fo:margin-top="0in" fo:margin-bottom="0.2in" loext:contextual-spacing="false" fo:text-align="start" style:justify-single-word="false" fo:text-indent="0in" style:auto-text-indent="false" fo:padding="0in" fo:border-left="none" fo:border-right="none" fo:border-top="none" fo:border-bottom="1.5pt solid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Text_20_Body" style:display-name="Table Text Body" style:family="paragraph" style:parent-style-name="Text_20_body">
      <style:paragraph-properties fo:margin-left="0in" fo:margin-right="0in" fo:margin-top="0in" fo:margin-bottom="0.1in" loext:contextual-spacing="false" fo:text-indent="0in" style:auto-text-indent="false"/>
      <style:text-properties fo:font-style="italic"/>
    </style:style>
    <style:style style:name="Experience" style:family="paragraph" style:parent-style-name="Text_20_body">
      <style:text-properties fo:font-size="10pt" officeooo:rsid="00a3d93b"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1.55in" fo:text-indent="-0.3in" fo:margin-left="1.55in"/>
        </style:list-level-properties>
      </text:outline-level-style>
      <text:outline-level-style text:level="2" style:num-format="">
        <style:list-level-properties text:list-level-position-and-space-mode="label-alignment">
          <style:list-level-label-alignment text:label-followed-by="listtab" text:list-tab-stop-position="1.65in" fo:text-indent="-0.4in" fo:margin-left="1.65in"/>
        </style:list-level-properties>
      </text:outline-level-style>
      <text:outline-level-style text:level="3" style:num-format="">
        <style:list-level-properties text:list-level-position-and-space-mode="label-alignment">
          <style:list-level-label-alignment text:label-followed-by="listtab" text:list-tab-stop-position="1.75in" fo:text-indent="-0.5in" fo:margin-left="1.75in"/>
        </style:list-level-properties>
      </text:outline-level-style>
      <text:outline-level-style text:level="4" style:num-format="">
        <style:list-level-properties text:list-level-position-and-space-mode="label-alignment">
          <style:list-level-label-alignment text:label-followed-by="listtab" text:list-tab-stop-position="1.85in" fo:text-indent="-0.6in" fo:margin-left="1.85in"/>
        </style:list-level-properties>
      </text:outline-level-style>
      <text:outline-level-style text:level="5" style:num-format="">
        <style:list-level-properties text:list-level-position-and-space-mode="label-alignment">
          <style:list-level-label-alignment text:label-followed-by="listtab" text:list-tab-stop-position="1.95in" fo:text-indent="-0.7in" fo:margin-left="1.95in"/>
        </style:list-level-properties>
      </text:outline-level-style>
      <text:outline-level-style text:level="6" style:num-format="">
        <style:list-level-properties text:list-level-position-and-space-mode="label-alignment">
          <style:list-level-label-alignment text:label-followed-by="listtab" text:list-tab-stop-position="2.05in" fo:text-indent="-0.8in" fo:margin-left="2.05in"/>
        </style:list-level-properties>
      </text:outline-level-style>
      <text:outline-level-style text:level="7" style:num-format="">
        <style:list-level-properties text:list-level-position-and-space-mode="label-alignment">
          <style:list-level-label-alignment text:label-followed-by="listtab" text:list-tab-stop-position="2.15in" fo:text-indent="-0.9in" fo:margin-left="2.15in"/>
        </style:list-level-properties>
      </text:outline-level-style>
      <text:outline-level-style text:level="8" style:num-format="">
        <style:list-level-properties text:list-level-position-and-space-mode="label-alignment">
          <style:list-level-label-alignment text:label-followed-by="listtab" text:list-tab-stop-position="2.25in" fo:text-indent="-1in" fo:margin-left="2.25in"/>
        </style:list-level-properties>
      </text:outline-level-style>
      <text:outline-level-style text:level="9" style:num-format="">
        <style:list-level-properties text:list-level-position-and-space-mode="label-alignment">
          <style:list-level-label-alignment text:label-followed-by="listtab" text:list-tab-stop-position="2.35in" fo:text-indent="-1.1in" fo:margin-left="2.35in"/>
        </style:list-level-properties>
      </text:outline-level-style>
      <text:outline-level-style text:level="10" style:num-format="">
        <style:list-level-properties text:list-level-position-and-space-mode="label-alignment">
          <style:list-level-label-alignment text:label-followed-by="listtab" text:list-tab-stop-position="2.45in" fo:text-indent="-1.2in" fo:margin-left="2.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column-sep style:width="0.0035in" style:color="#000000" style:height="100%" style:style="solid"/>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17:27:52.076514938</meta:creation-date>
    <dc:date>2018-11-11T13:25:19.862965132</dc:date>
    <meta:editing-duration>PT20H46M34S</meta:editing-duration>
    <meta:editing-cycles>229</meta:editing-cycles>
    <meta:generator>LibreOffice/6.1.3.2$Linux_X86_64 LibreOffice_project/10$Build-2</meta:generator>
    <meta:document-statistic meta:table-count="1" meta:image-count="0" meta:object-count="0" meta:page-count="3" meta:paragraph-count="53" meta:word-count="1301" meta:character-count="8313" meta:non-whitespace-character-count="7054"/>
  </office:meta>
</office:document-meta>
</file>